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3.07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33a3a3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 style:data-style-name="N2">
      <style:table-cell-properties fo:background-color="#33a3a3"/>
    </style:style>
    <style:style style:name="ce4" style:family="table-cell" style:parent-style-name="Default" style:data-style-name="N2">
      <style:table-cell-properties fo:background-color="#ffffff" fo:border="0.06pt solid #000000"/>
    </style:style>
    <style:style style:name="ce5" style:family="table-cell" style:parent-style-name="Default" style:data-style-name="N2"/>
    <style:style style:name="ce6" style:family="table-cell" style:parent-style-name="Default" style:data-style-name="N1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office:value-type="string">
            <text:p>amostra[0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2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3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4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5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6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7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8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9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0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1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2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3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4]=513</text:p>
          </table:table-cell>
          <table:table-cell office:value-type="string">
            <text:p>F=512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15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6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7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8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19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20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21]=514</text:p>
          </table:table-cell>
          <table:table-cell office:value-type="string">
            <text:p>F=512</text:p>
          </table:table-cell>
          <table:table-cell office:value-type="string">
            <text:p>D=2</text:p>
          </table:table-cell>
        </table:table-row>
        <table:table-row table:style-name="ro1">
          <table:table-cell office:value-type="string">
            <text:p>amostra[22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23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24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25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26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27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28]=515</text:p>
          </table:table-cell>
          <table:table-cell office:value-type="string">
            <text:p>F=512</text:p>
          </table:table-cell>
          <table:table-cell office:value-type="string">
            <text:p>D=3</text:p>
          </table:table-cell>
        </table:table-row>
        <table:table-row table:style-name="ro1">
          <table:table-cell office:value-type="string">
            <text:p>amostra[29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30]=512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31]=512</text:p>
          </table:table-cell>
          <table:table-cell office:value-type="string">
            <text:p>F=514</text:p>
          </table:table-cell>
          <table:table-cell office:value-type="string">
            <text:p>D=2</text:p>
          </table:table-cell>
        </table:table-row>
        <table:table-row table:style-name="ro1">
          <table:table-cell office:value-type="string">
            <text:p>amostra[32]=512</text:p>
          </table:table-cell>
          <table:table-cell office:value-type="string">
            <text:p>F=514</text:p>
          </table:table-cell>
          <table:table-cell office:value-type="string">
            <text:p>D=2</text:p>
          </table:table-cell>
        </table:table-row>
        <table:table-row table:style-name="ro1">
          <table:table-cell office:value-type="string">
            <text:p>amostra[33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34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35]=520</text:p>
          </table:table-cell>
          <table:table-cell office:value-type="string">
            <text:p>F=512</text:p>
          </table:table-cell>
          <table:table-cell office:value-type="string">
            <text:p>D=8</text:p>
          </table:table-cell>
        </table:table-row>
        <table:table-row table:style-name="ro1">
          <table:table-cell office:value-type="string">
            <text:p>amostra[36]=512</text:p>
          </table:table-cell>
          <table:table-cell office:value-type="string">
            <text:p>F=511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37]=512</text:p>
          </table:table-cell>
          <table:table-cell office:value-type="string">
            <text:p>F=511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38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39]=512</text:p>
          </table:table-cell>
          <table:table-cell office:value-type="string">
            <text:p>F=512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40]=511</text:p>
          </table:table-cell>
          <table:table-cell office:value-type="string">
            <text:p>F=512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41]=512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42]=512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43]=512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44]=514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45]=514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46]=514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47]=514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48]=512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49]=514</text:p>
          </table:table-cell>
          <table:table-cell office:value-type="string">
            <text:p>F=513</text:p>
          </table:table-cell>
          <table:table-cell office:value-type="string">
            <text:p>D=1</text:p>
          </table:table-cell>
        </table:table-row>
        <table:table-row table:style-name="ro1">
          <table:table-cell office:value-type="string">
            <text:p>amostra[50]=514</text:p>
          </table:table-cell>
          <table:table-cell office:value-type="string">
            <text:p>F=512</text:p>
          </table:table-cell>
          <table:table-cell office:value-type="string">
            <text:p>D=2</text:p>
          </table:table-cell>
        </table:table-row>
        <table:table-row table:style-name="ro1">
          <table:table-cell office:value-type="string">
            <text:p>amostra[51]=514</text:p>
          </table:table-cell>
          <table:table-cell office:value-type="string">
            <text:p>F=512</text:p>
          </table:table-cell>
          <table:table-cell office:value-type="string">
            <text:p>D=2</text:p>
          </table:table-cell>
        </table:table-row>
        <table:table-row table:style-name="ro1">
          <table:table-cell office:value-type="string">
            <text:p>amostra[52]=511</text:p>
          </table:table-cell>
          <table:table-cell office:value-type="string">
            <text:p>F=511</text:p>
          </table:table-cell>
          <table:table-cell office:value-type="string">
            <text:p>D=0</text:p>
          </table:table-cell>
        </table:table-row>
        <table:table-row table:style-name="ro1">
          <table:table-cell office:value-type="string">
            <text:p>amostra[53]=514</text:p>
          </table:table-cell>
          <table:table-cell office:value-type="string">
            <text:p>F=508</text:p>
          </table:table-cell>
          <table:table-cell office:value-type="string">
            <text:p>D=6</text:p>
          </table:table-cell>
        </table:table-row>
        <table:table-row table:style-name="ro1">
          <table:table-cell office:value-type="string">
            <text:p>amostra[54]=514</text:p>
          </table:table-cell>
          <table:table-cell office:value-type="string">
            <text:p>F=506</text:p>
          </table:table-cell>
          <table:table-cell office:value-type="string">
            <text:p>D=8</text:p>
          </table:table-cell>
        </table:table-row>
        <table:table-row table:style-name="ro1">
          <table:table-cell office:value-type="string">
            <text:p>amostra[55]=514</text:p>
          </table:table-cell>
          <table:table-cell table:number-columns-repeated="2"/>
        </table:table-row>
        <table:table-row table:style-name="ro1">
          <table:table-cell office:value-type="string">
            <text:p>amostra[56]=514</text:p>
          </table:table-cell>
          <table:table-cell table:number-columns-repeated="2"/>
        </table:table-row>
        <table:table-row table:style-name="ro1">
          <table:table-cell office:value-type="string">
            <text:p>amostra[57]=500</text:p>
          </table:table-cell>
          <table:table-cell table:number-columns-repeated="2"/>
        </table:table-row>
        <table:table-row table:style-name="ro1">
          <table:table-cell office:value-type="string">
            <text:p>amostra[58]=499</text:p>
          </table:table-cell>
          <table:table-cell table:number-columns-repeated="2"/>
        </table:table-row>
        <table:table-row table:style-name="ro1">
          <table:table-cell office:value-type="string">
            <text:p>amostra[59]=514</text:p>
          </table:table-cell>
          <table:table-cell table:number-columns-repeated="2"/>
        </table:table-row>
        <table:table-row table:style-name="ro1">
          <table:table-cell office:value-type="string">
            <text:p>amostra[60]=514</text:p>
          </table:table-cell>
          <table:table-cell table:number-columns-repeated="2"/>
        </table:table-row>
        <table:table-row table:style-name="ro1">
          <table:table-cell office:value-type="string">
            <text:p>amostra[61]=514</text:p>
          </table:table-cell>
          <table:table-cell table:number-columns-repeated="2"/>
        </table:table-row>
        <table:table-row table:style-name="ro1">
          <table:table-cell office:value-type="string">
            <text:p>amostra[62]=514</text:p>
          </table:table-cell>
          <table:table-cell table:number-columns-repeated="2"/>
        </table:table-row>
        <table:table-row table:style-name="ro1">
          <table:table-cell office:value-type="string">
            <text:p>amostra[63]=514</text:p>
          </table:table-cell>
          <table:table-cell table:number-columns-repeated="2"/>
        </table:table-row>
        <table:table-row table:style-name="ro1" table:number-rows-repeated="104850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ilha2" table:style-name="ta1"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1018" table:default-cell-style-name="Default"/>
        <table:table-row table:style-name="ro1">
          <table:table-cell table:style-name="ce1" office:value-type="string">
            <text:p>amostra</text:p>
          </table:table-cell>
          <table:table-cell table:style-name="ce1" office:value-type="string">
            <text:p>Entrada</text:p>
          </table:table-cell>
          <table:table-cell table:style-name="ce3" office:value-type="string">
            <text:p>Quatro Amostras</text:p>
          </table:table-cell>
          <table:table-cell table:style-name="ce3" office:value-type="string">
            <text:p>Oito Amostras</text:p>
          </table:table-cell>
          <table:table-cell table:style-name="ce1" office:value-type="string">
            <text:p>Saída (oito amostras)</text:p>
          </table:table-cell>
          <table:table-cell table:style-name="ce1" office:value-type="string">
            <text:p>Diferença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mostra[0]</text:p>
          </table:table-cell>
          <table:table-cell table:style-name="ce2" office:value-type="float" office:value="512">
            <text:p>512</text:p>
          </table:table-cell>
          <table:table-cell table:style-name="ce4" table:formula="of:=(([.B2]*2 + [.B3]*4 + [.B4]*8 + [.B5]*2)/16)" office:value-type="float" office:value="512">
            <text:p>512,00</text:p>
          </table:table-cell>
          <table:table-cell table:style-name="ce4" table:formula="of:=(([.B2]*2 + [.B3]*2 + [.B4]*4 + [.B5]*8 + [.B6]*8 + [.B7]*4 + [.B8]*2 + [.B9]*2) /32)" office:value-type="float" office:value="512">
            <text:p>512,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]</text:p>
          </table:table-cell>
          <table:table-cell table:style-name="ce2" office:value-type="float" office:value="512">
            <text:p>512</text:p>
          </table:table-cell>
          <table:table-cell table:style-name="ce4" table:formula="of:=(([.B3]*2 + [.B4]*4 + [.B5]*8 + [.B6]*2)/16)" office:value-type="float" office:value="512">
            <text:p>512,00</text:p>
          </table:table-cell>
          <table:table-cell table:style-name="ce4" table:formula="of:=(([.B3]*2 + [.B4]*2 + [.B5]*4 + [.B6]*8 + [.B7]*8 + [.B8]*4 + [.B9]*2 + [.B10]*2) /32)" office:value-type="float" office:value="512">
            <text:p>512,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]</text:p>
          </table:table-cell>
          <table:table-cell table:style-name="ce2" office:value-type="float" office:value="512">
            <text:p>512</text:p>
          </table:table-cell>
          <table:table-cell table:style-name="ce4" table:formula="of:=(([.B4]*2 + [.B5]*4 + [.B6]*8 + [.B7]*2)/16)" office:value-type="float" office:value="512">
            <text:p>512,00</text:p>
          </table:table-cell>
          <table:table-cell table:style-name="ce4" table:formula="of:=(([.B4]*2 + [.B5]*2 + [.B6]*4 + [.B7]*8 + [.B8]*8 + [.B9]*4 + [.B10]*2 + [.B11]*2) /32)" office:value-type="float" office:value="512">
            <text:p>512,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]</text:p>
          </table:table-cell>
          <table:table-cell table:style-name="ce2" office:value-type="float" office:value="512">
            <text:p>512</text:p>
          </table:table-cell>
          <table:table-cell table:style-name="ce4" table:formula="of:=(([.B5]*2 + [.B6]*4 + [.B7]*8 + [.B8]*2)/16)" office:value-type="float" office:value="512">
            <text:p>512,00</text:p>
          </table:table-cell>
          <table:table-cell table:style-name="ce4" table:formula="of:=(([.B5]*2 + [.B6]*2 + [.B7]*4 + [.B8]*8 + [.B9]*8 + [.B10]*4 + [.B11]*2 + [.B12]*2) /32)" office:value-type="float" office:value="512">
            <text:p>512,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]</text:p>
          </table:table-cell>
          <table:table-cell table:style-name="ce2" office:value-type="float" office:value="512">
            <text:p>512</text:p>
          </table:table-cell>
          <table:table-cell table:style-name="ce4" table:formula="of:=(([.B6]*2 + [.B7]*4 + [.B8]*8 + [.B9]*2)/16)" office:value-type="float" office:value="512">
            <text:p>512,00</text:p>
          </table:table-cell>
          <table:table-cell table:style-name="ce4" table:formula="of:=(([.B6]*2 + [.B7]*2 + [.B8]*4 + [.B9]*8 + [.B10]*8 + [.B11]*4 + [.B12]*2 + [.B13]*2) /32)" office:value-type="float" office:value="512">
            <text:p>512,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]</text:p>
          </table:table-cell>
          <table:table-cell table:style-name="ce2" office:value-type="float" office:value="512">
            <text:p>512</text:p>
          </table:table-cell>
          <table:table-cell table:style-name="ce4" table:formula="of:=(([.B7]*2 + [.B8]*4 + [.B9]*8 + [.B10]*2)/16)" office:value-type="float" office:value="512">
            <text:p>512,00</text:p>
          </table:table-cell>
          <table:table-cell table:style-name="ce4" table:formula="of:=(([.B7]*2 + [.B8]*2 + [.B9]*4 + [.B10]*8 + [.B11]*8 + [.B12]*4 + [.B13]*2 + [.B14]*2) /32)" office:value-type="float" office:value="512">
            <text:p>512,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6]</text:p>
          </table:table-cell>
          <table:table-cell table:style-name="ce2" office:value-type="float" office:value="512">
            <text:p>512</text:p>
          </table:table-cell>
          <table:table-cell table:style-name="ce4" table:formula="of:=(([.B8]*2 + [.B9]*4 + [.B10]*8 + [.B11]*2)/16)" office:value-type="float" office:value="512">
            <text:p>512,00</text:p>
          </table:table-cell>
          <table:table-cell table:style-name="ce4" table:formula="of:=(([.B8]*2 + [.B9]*2 + [.B10]*4 + [.B11]*8 + [.B12]*8 + [.B13]*4 + [.B14]*2 + [.B15]*2) /32)" office:value-type="float" office:value="512">
            <text:p>512,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7]</text:p>
          </table:table-cell>
          <table:table-cell table:style-name="ce2" office:value-type="float" office:value="512">
            <text:p>512</text:p>
          </table:table-cell>
          <table:table-cell table:style-name="ce4" table:formula="of:=(([.B9]*2 + [.B10]*4 + [.B11]*8 + [.B12]*2)/16)" office:value-type="float" office:value="512">
            <text:p>512,00</text:p>
          </table:table-cell>
          <table:table-cell table:style-name="ce4" table:formula="of:=(([.B9]*2 + [.B10]*2 + [.B11]*4 + [.B12]*8 + [.B13]*8 + [.B14]*4 + [.B15]*2 + [.B16]*2) /32)" office:value-type="float" office:value="512.0625">
            <text:p>512,06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8]</text:p>
          </table:table-cell>
          <table:table-cell table:style-name="ce2" office:value-type="float" office:value="512">
            <text:p>512</text:p>
          </table:table-cell>
          <table:table-cell table:style-name="ce4" table:formula="of:=(([.B10]*2 + [.B11]*4 + [.B12]*8 + [.B13]*2)/16)" office:value-type="float" office:value="512">
            <text:p>512,00</text:p>
          </table:table-cell>
          <table:table-cell table:style-name="ce4" table:formula="of:=(([.B10]*2 + [.B11]*2 + [.B12]*4 + [.B13]*8 + [.B14]*8 + [.B15]*4 + [.B16]*2 + [.B17]*2) /32)" office:value-type="float" office:value="512.0625">
            <text:p>512,06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9]</text:p>
          </table:table-cell>
          <table:table-cell table:style-name="ce2" office:value-type="float" office:value="512">
            <text:p>512</text:p>
          </table:table-cell>
          <table:table-cell table:style-name="ce4" table:formula="of:=(([.B11]*2 + [.B12]*4 + [.B13]*8 + [.B14]*2)/16)" office:value-type="float" office:value="512">
            <text:p>512,00</text:p>
          </table:table-cell>
          <table:table-cell table:style-name="ce4" table:formula="of:=(([.B11]*2 + [.B12]*2 + [.B13]*4 + [.B14]*8 + [.B15]*8 + [.B16]*4 + [.B17]*2 + [.B18]*2) /32)" office:value-type="float" office:value="512.125">
            <text:p>512,13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0]</text:p>
          </table:table-cell>
          <table:table-cell table:style-name="ce2" office:value-type="float" office:value="512">
            <text:p>512</text:p>
          </table:table-cell>
          <table:table-cell table:style-name="ce4" table:formula="of:=(([.B12]*2 + [.B13]*4 + [.B14]*8 + [.B15]*2)/16)" office:value-type="float" office:value="512">
            <text:p>512,00</text:p>
          </table:table-cell>
          <table:table-cell table:style-name="ce4" table:formula="of:=(([.B12]*2 + [.B13]*2 + [.B14]*4 + [.B15]*8 + [.B16]*8 + [.B17]*4 + [.B18]*2 + [.B19]*2) /32)" office:value-type="float" office:value="512.25">
            <text:p>512,25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1]</text:p>
          </table:table-cell>
          <table:table-cell table:style-name="ce2" office:value-type="float" office:value="512">
            <text:p>512</text:p>
          </table:table-cell>
          <table:table-cell table:style-name="ce4" table:formula="of:=(([.B13]*2 + [.B14]*4 + [.B15]*8 + [.B16]*2)/16)" office:value-type="float" office:value="512.125">
            <text:p>512,13</text:p>
          </table:table-cell>
          <table:table-cell table:style-name="ce4" table:formula="of:=(([.B13]*2 + [.B14]*2 + [.B15]*4 + [.B16]*8 + [.B17]*8 + [.B18]*4 + [.B19]*2 + [.B20]*2) /32)" office:value-type="float" office:value="512.25">
            <text:p>512,25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2]</text:p>
          </table:table-cell>
          <table:table-cell table:style-name="ce2" office:value-type="float" office:value="512">
            <text:p>512</text:p>
          </table:table-cell>
          <table:table-cell table:style-name="ce4" table:formula="of:=(([.B14]*2 + [.B15]*4 + [.B16]*8 + [.B17]*2)/16)" office:value-type="float" office:value="512.5">
            <text:p>512,50</text:p>
          </table:table-cell>
          <table:table-cell table:style-name="ce4" table:formula="of:=(([.B14]*2 + [.B15]*2 + [.B16]*4 + [.B17]*8 + [.B18]*8 + [.B19]*4 + [.B20]*2 + [.B21]*2) /32)" office:value-type="float" office:value="512.125">
            <text:p>512,13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3]</text:p>
          </table:table-cell>
          <table:table-cell table:style-name="ce2" office:value-type="float" office:value="512">
            <text:p>512</text:p>
          </table:table-cell>
          <table:table-cell table:style-name="ce4" table:formula="of:=(([.B15]*2 + [.B16]*4 + [.B17]*8 + [.B18]*2)/16)" office:value-type="float" office:value="512.25">
            <text:p>512,25</text:p>
          </table:table-cell>
          <table:table-cell table:style-name="ce4" table:formula="of:=(([.B15]*2 + [.B16]*2 + [.B17]*4 + [.B18]*8 + [.B19]*8 + [.B20]*4 + [.B21]*2 + [.B22]*2) /32)" office:value-type="float" office:value="512.0625">
            <text:p>512,06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4]</text:p>
          </table:table-cell>
          <table:table-cell table:style-name="ce2" office:value-type="float" office:value="513">
            <text:p>513</text:p>
          </table:table-cell>
          <table:table-cell table:style-name="ce4" table:formula="of:=(([.B16]*2 + [.B17]*4 + [.B18]*8 + [.B19]*2)/16)" office:value-type="float" office:value="512.125">
            <text:p>512,13</text:p>
          </table:table-cell>
          <table:table-cell table:style-name="ce4" table:formula="of:=(([.B16]*2 + [.B17]*2 + [.B18]*4 + [.B19]*8 + [.B20]*8 + [.B21]*4 + [.B22]*2 + [.B23]*2) /32)" office:value-type="float" office:value="512.1875">
            <text:p>512,19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5]</text:p>
          </table:table-cell>
          <table:table-cell table:style-name="ce2" office:value-type="float" office:value="512">
            <text:p>512</text:p>
          </table:table-cell>
          <table:table-cell table:style-name="ce4" table:formula="of:=(([.B17]*2 + [.B18]*4 + [.B19]*8 + [.B20]*2)/16)" office:value-type="float" office:value="512">
            <text:p>512,00</text:p>
          </table:table-cell>
          <table:table-cell table:style-name="ce4" table:formula="of:=(([.B17]*2 + [.B18]*2 + [.B19]*4 + [.B20]*8 + [.B21]*8 + [.B22]*4 + [.B23]*2 + [.B24]*2) /32)" office:value-type="float" office:value="512.125">
            <text:p>512,13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6]</text:p>
          </table:table-cell>
          <table:table-cell table:style-name="ce2" office:value-type="float" office:value="512">
            <text:p>512</text:p>
          </table:table-cell>
          <table:table-cell table:style-name="ce4" table:formula="of:=(([.B18]*2 + [.B19]*4 + [.B20]*8 + [.B21]*2)/16)" office:value-type="float" office:value="512">
            <text:p>512,00</text:p>
          </table:table-cell>
          <table:table-cell table:style-name="ce4" table:formula="of:=(([.B18]*2 + [.B19]*2 + [.B20]*4 + [.B21]*8 + [.B22]*8 + [.B23]*4 + [.B24]*2 + [.B25]*2) /32)" office:value-type="float" office:value="512.25">
            <text:p>512,25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7]</text:p>
          </table:table-cell>
          <table:table-cell table:style-name="ce2" office:value-type="float" office:value="512">
            <text:p>512</text:p>
          </table:table-cell>
          <table:table-cell table:style-name="ce4" table:formula="of:=(([.B19]*2 + [.B20]*4 + [.B21]*8 + [.B22]*2)/16)" office:value-type="float" office:value="512">
            <text:p>512,00</text:p>
          </table:table-cell>
          <table:table-cell table:style-name="ce4" table:formula="of:=(([.B19]*2 + [.B20]*2 + [.B21]*4 + [.B22]*8 + [.B23]*8 + [.B24]*4 + [.B25]*2 + [.B26]*2) /32)" office:value-type="float" office:value="512.5">
            <text:p>512,5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8]</text:p>
          </table:table-cell>
          <table:table-cell table:style-name="ce2" office:value-type="float" office:value="512">
            <text:p>512</text:p>
          </table:table-cell>
          <table:table-cell table:style-name="ce4" table:formula="of:=(([.B20]*2 + [.B21]*4 + [.B22]*8 + [.B23]*2)/16)" office:value-type="float" office:value="512.25">
            <text:p>512,25</text:p>
          </table:table-cell>
          <table:table-cell table:style-name="ce4" table:formula="of:=(([.B20]*2 + [.B21]*2 + [.B22]*4 + [.B23]*8 + [.B24]*8 + [.B25]*4 + [.B26]*2 + [.B27]*2) /32)" office:value-type="float" office:value="512.5">
            <text:p>512,5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19]</text:p>
          </table:table-cell>
          <table:table-cell table:style-name="ce2" office:value-type="float" office:value="512">
            <text:p>512</text:p>
          </table:table-cell>
          <table:table-cell table:style-name="ce4" table:formula="of:=(([.B21]*2 + [.B22]*4 + [.B23]*8 + [.B24]*2)/16)" office:value-type="float" office:value="513">
            <text:p>513,00</text:p>
          </table:table-cell>
          <table:table-cell table:style-name="ce4" table:formula="of:=(([.B21]*2 + [.B22]*2 + [.B23]*4 + [.B24]*8 + [.B25]*8 + [.B26]*4 + [.B27]*2 + [.B28]*2) /32)" office:value-type="float" office:value="512.25">
            <text:p>512,25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0]</text:p>
          </table:table-cell>
          <table:table-cell table:style-name="ce2" office:value-type="float" office:value="512">
            <text:p>512</text:p>
          </table:table-cell>
          <table:table-cell table:style-name="ce4" table:formula="of:=(([.B22]*2 + [.B23]*4 + [.B24]*8 + [.B25]*2)/16)" office:value-type="float" office:value="512.5">
            <text:p>512,50</text:p>
          </table:table-cell>
          <table:table-cell table:style-name="ce4" table:formula="of:=(([.B22]*2 + [.B23]*2 + [.B24]*4 + [.B25]*8 + [.B26]*8 + [.B27]*4 + [.B28]*2 + [.B29]*2) /32)" office:value-type="float" office:value="512.125">
            <text:p>512,13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1]</text:p>
          </table:table-cell>
          <table:table-cell table:style-name="ce2" office:value-type="float" office:value="514">
            <text:p>514</text:p>
          </table:table-cell>
          <table:table-cell table:style-name="ce4" table:formula="of:=(([.B23]*2 + [.B24]*4 + [.B25]*8 + [.B26]*2)/16)" office:value-type="float" office:value="512.25">
            <text:p>512,25</text:p>
          </table:table-cell>
          <table:table-cell table:style-name="ce4" table:formula="of:=(([.B23]*2 + [.B24]*2 + [.B25]*4 + [.B26]*8 + [.B27]*8 + [.B28]*4 + [.B29]*2 + [.B30]*2) /32)" office:value-type="float" office:value="512.3125">
            <text:p>512,31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2]</text:p>
          </table:table-cell>
          <table:table-cell table:style-name="ce2" office:value-type="float" office:value="512">
            <text:p>512</text:p>
          </table:table-cell>
          <table:table-cell table:style-name="ce4" table:formula="of:=(([.B24]*2 + [.B25]*4 + [.B26]*8 + [.B27]*2)/16)" office:value-type="float" office:value="512">
            <text:p>512,00</text:p>
          </table:table-cell>
          <table:table-cell table:style-name="ce4" table:formula="of:=(([.B24]*2 + [.B25]*2 + [.B26]*4 + [.B27]*8 + [.B28]*8 + [.B29]*4 + [.B30]*2 + [.B31]*2) /32)" office:value-type="float" office:value="512.1875">
            <text:p>512,19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3]</text:p>
          </table:table-cell>
          <table:table-cell table:style-name="ce2" office:value-type="float" office:value="512">
            <text:p>512</text:p>
          </table:table-cell>
          <table:table-cell table:style-name="ce4" table:formula="of:=(([.B25]*2 + [.B26]*4 + [.B27]*8 + [.B28]*2)/16)" office:value-type="float" office:value="512">
            <text:p>512,00</text:p>
          </table:table-cell>
          <table:table-cell table:style-name="ce4" table:formula="of:=(([.B25]*2 + [.B26]*2 + [.B27]*4 + [.B28]*8 + [.B29]*8 + [.B30]*4 + [.B31]*2 + [.B32]*2) /32)" office:value-type="float" office:value="512.375">
            <text:p>512,38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4]</text:p>
          </table:table-cell>
          <table:table-cell table:style-name="ce2" office:value-type="float" office:value="512">
            <text:p>512</text:p>
          </table:table-cell>
          <table:table-cell table:style-name="ce4" table:formula="of:=(([.B26]*2 + [.B27]*4 + [.B28]*8 + [.B29]*2)/16)" office:value-type="float" office:value="512">
            <text:p>512,00</text:p>
          </table:table-cell>
          <table:table-cell table:style-name="ce4" table:formula="of:=(([.B26]*2 + [.B27]*2 + [.B28]*4 + [.B29]*8 + [.B30]*8 + [.B31]*4 + [.B32]*2 + [.B33]*2) /32)" office:value-type="float" office:value="512.75">
            <text:p>512,75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5]</text:p>
          </table:table-cell>
          <table:table-cell table:style-name="ce2" office:value-type="float" office:value="512">
            <text:p>512</text:p>
          </table:table-cell>
          <table:table-cell table:style-name="ce4" table:formula="of:=(([.B27]*2 + [.B28]*4 + [.B29]*8 + [.B30]*2)/16)" office:value-type="float" office:value="512.375">
            <text:p>512,38</text:p>
          </table:table-cell>
          <table:table-cell table:style-name="ce4" table:formula="of:=(([.B27]*2 + [.B28]*2 + [.B29]*4 + [.B30]*8 + [.B31]*8 + [.B32]*4 + [.B33]*2 + [.B34]*2) /32)" office:value-type="float" office:value="512.75">
            <text:p>512,75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6]</text:p>
          </table:table-cell>
          <table:table-cell table:style-name="ce2" office:value-type="float" office:value="512">
            <text:p>512</text:p>
          </table:table-cell>
          <table:table-cell table:style-name="ce4" table:formula="of:=(([.B28]*2 + [.B29]*4 + [.B30]*8 + [.B31]*2)/16)" office:value-type="float" office:value="513.5">
            <text:p>513,50</text:p>
          </table:table-cell>
          <table:table-cell table:style-name="ce4" table:formula="of:=(([.B28]*2 + [.B29]*2 + [.B30]*4 + [.B31]*8 + [.B32]*8 + [.B33]*4 + [.B34]*2 + [.B35]*2) /32)" office:value-type="float" office:value="512.375">
            <text:p>512,38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7]</text:p>
          </table:table-cell>
          <table:table-cell table:style-name="ce2" office:value-type="float" office:value="512">
            <text:p>512</text:p>
          </table:table-cell>
          <table:table-cell table:style-name="ce4" table:formula="of:=(([.B29]*2 + [.B30]*4 + [.B31]*8 + [.B32]*2)/16)" office:value-type="float" office:value="512.75">
            <text:p>512,75</text:p>
          </table:table-cell>
          <table:table-cell table:style-name="ce4" table:formula="of:=(([.B29]*2 + [.B30]*2 + [.B31]*4 + [.B32]*8 + [.B33]*8 + [.B34]*4 + [.B35]*2 + [.B36]*2) /32)" office:value-type="float" office:value="512.1875">
            <text:p>512,19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8]</text:p>
          </table:table-cell>
          <table:table-cell table:style-name="ce2" office:value-type="float" office:value="515">
            <text:p>515</text:p>
          </table:table-cell>
          <table:table-cell table:style-name="ce4" table:formula="of:=(([.B30]*2 + [.B31]*4 + [.B32]*8 + [.B33]*2)/16)" office:value-type="float" office:value="512.375">
            <text:p>512,38</text:p>
          </table:table-cell>
          <table:table-cell table:style-name="ce4" table:formula="of:=(([.B30]*2 + [.B31]*2 + [.B32]*4 + [.B33]*8 + [.B34]*8 + [.B35]*4 + [.B36]*2 + [.B37]*2) /32)" office:value-type="float" office:value="512.6875">
            <text:p>512,69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29]</text:p>
          </table:table-cell>
          <table:table-cell table:style-name="ce2" office:value-type="float" office:value="512">
            <text:p>512</text:p>
          </table:table-cell>
          <table:table-cell table:style-name="ce4" table:formula="of:=(([.B31]*2 + [.B32]*4 + [.B33]*8 + [.B34]*2)/16)" office:value-type="float" office:value="512">
            <text:p>512,00</text:p>
          </table:table-cell>
          <table:table-cell table:style-name="ce4" table:formula="of:=(([.B31]*2 + [.B32]*2 + [.B33]*4 + [.B34]*8 + [.B35]*8 + [.B36]*4 + [.B37]*2 + [.B38]*2) /32)" office:value-type="float" office:value="512.5">
            <text:p>512,5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0]</text:p>
          </table:table-cell>
          <table:table-cell table:style-name="ce2" office:value-type="float" office:value="512">
            <text:p>512</text:p>
          </table:table-cell>
          <table:table-cell table:style-name="ce4" table:formula="of:=(([.B32]*2 + [.B33]*4 + [.B34]*8 + [.B35]*2)/16)" office:value-type="float" office:value="512">
            <text:p>512,00</text:p>
          </table:table-cell>
          <table:table-cell table:style-name="ce4" table:formula="of:=(([.B32]*2 + [.B33]*2 + [.B34]*4 + [.B35]*8 + [.B36]*8 + [.B37]*4 + [.B38]*2 + [.B39]*2) /32)" office:value-type="float" office:value="513">
            <text:p>513,00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1]</text:p>
          </table:table-cell>
          <table:table-cell table:style-name="ce2" office:value-type="float" office:value="512">
            <text:p>512</text:p>
          </table:table-cell>
          <table:table-cell table:style-name="ce4" table:formula="of:=(([.B33]*2 + [.B34]*4 + [.B35]*8 + [.B36]*2)/16)" office:value-type="float" office:value="512">
            <text:p>512,00</text:p>
          </table:table-cell>
          <table:table-cell table:style-name="ce4" table:formula="of:=(([.B33]*2 + [.B34]*2 + [.B35]*4 + [.B36]*8 + [.B37]*8 + [.B38]*4 + [.B39]*2 + [.B40]*2) /32)" office:value-type="float" office:value="514">
            <text:p>514,00</text:p>
          </table:table-cell>
          <table:table-cell table:style-name="ce2" office:value-type="float" office:value="514">
            <text:p>514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2]</text:p>
          </table:table-cell>
          <table:table-cell table:style-name="ce2" office:value-type="float" office:value="512">
            <text:p>512</text:p>
          </table:table-cell>
          <table:table-cell table:style-name="ce4" table:formula="of:=(([.B34]*2 + [.B35]*4 + [.B36]*8 + [.B37]*2)/16)" office:value-type="float" office:value="513">
            <text:p>513,00</text:p>
          </table:table-cell>
          <table:table-cell table:style-name="ce4" table:formula="of:=(([.B34]*2 + [.B35]*2 + [.B36]*4 + [.B37]*8 + [.B38]*8 + [.B39]*4 + [.B40]*2 + [.B41]*2) /32)" office:value-type="float" office:value="514">
            <text:p>514,00</text:p>
          </table:table-cell>
          <table:table-cell table:style-name="ce2" office:value-type="float" office:value="514">
            <text:p>514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3]</text:p>
          </table:table-cell>
          <table:table-cell table:style-name="ce2" office:value-type="float" office:value="512">
            <text:p>512</text:p>
          </table:table-cell>
          <table:table-cell table:style-name="ce4" table:formula="of:=(([.B35]*2 + [.B36]*4 + [.B37]*8 + [.B38]*2)/16)" office:value-type="float" office:value="516">
            <text:p>516,00</text:p>
          </table:table-cell>
          <table:table-cell table:style-name="ce4" table:formula="of:=(([.B35]*2 + [.B36]*2 + [.B37]*4 + [.B38]*8 + [.B39]*8 + [.B40]*4 + [.B41]*2 + [.B42]*2) /32)" office:value-type="float" office:value="512.9375">
            <text:p>512,94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4]</text:p>
          </table:table-cell>
          <table:table-cell table:style-name="ce2" office:value-type="float" office:value="512">
            <text:p>512</text:p>
          </table:table-cell>
          <table:table-cell table:style-name="ce4" table:formula="of:=(([.B36]*2 + [.B37]*4 + [.B38]*8 + [.B39]*2)/16)" office:value-type="float" office:value="514">
            <text:p>514,00</text:p>
          </table:table-cell>
          <table:table-cell table:style-name="ce4" table:formula="of:=(([.B36]*2 + [.B37]*2 + [.B38]*4 + [.B39]*8 + [.B40]*8 + [.B41]*4 + [.B42]*2 + [.B43]*2) /32)" office:value-type="float" office:value="512.4375">
            <text:p>512,44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5]</text:p>
          </table:table-cell>
          <table:table-cell table:style-name="ce2" office:value-type="float" office:value="520">
            <text:p>520</text:p>
          </table:table-cell>
          <table:table-cell table:style-name="ce4" table:formula="of:=(([.B37]*2 + [.B38]*4 + [.B39]*8 + [.B40]*2)/16)" office:value-type="float" office:value="513">
            <text:p>513,00</text:p>
          </table:table-cell>
          <table:table-cell table:style-name="ce4" table:formula="of:=(([.B37]*2 + [.B38]*2 + [.B39]*4 + [.B40]*8 + [.B41]*8 + [.B42]*4 + [.B43]*2 + [.B44]*2) /32)" office:value-type="float" office:value="512.375">
            <text:p>512,38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8">
            <text:p>8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6]</text:p>
          </table:table-cell>
          <table:table-cell table:style-name="ce2" office:value-type="float" office:value="512">
            <text:p>512</text:p>
          </table:table-cell>
          <table:table-cell table:style-name="ce4" table:formula="of:=(([.B38]*2 + [.B39]*4 + [.B40]*8 + [.B41]*2)/16)" office:value-type="float" office:value="512">
            <text:p>512,00</text:p>
          </table:table-cell>
          <table:table-cell table:style-name="ce4" table:formula="of:=(([.B38]*2 + [.B39]*2 + [.B40]*4 + [.B41]*8 + [.B42]*8 + [.B43]*4 + [.B44]*2 + [.B45]*2) /32)" office:value-type="float" office:value="511.75">
            <text:p>511,75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7]</text:p>
          </table:table-cell>
          <table:table-cell table:style-name="ce2" office:value-type="float" office:value="512">
            <text:p>512</text:p>
          </table:table-cell>
          <table:table-cell table:style-name="ce4" table:formula="of:=(([.B39]*2 + [.B40]*4 + [.B41]*8 + [.B42]*2)/16)" office:value-type="float" office:value="511.875">
            <text:p>511,88</text:p>
          </table:table-cell>
          <table:table-cell table:style-name="ce4" table:formula="of:=(([.B39]*2 + [.B40]*2 + [.B41]*4 + [.B42]*8 + [.B43]*8 + [.B44]*4 + [.B45]*2 + [.B46]*2) /32)" office:value-type="float" office:value="511.875">
            <text:p>511,88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8]</text:p>
          </table:table-cell>
          <table:table-cell table:style-name="ce2" office:value-type="float" office:value="512">
            <text:p>512</text:p>
          </table:table-cell>
          <table:table-cell table:style-name="ce4" table:formula="of:=(([.B40]*2 + [.B41]*4 + [.B42]*8 + [.B43]*2)/16)" office:value-type="float" office:value="511.5">
            <text:p>511,50</text:p>
          </table:table-cell>
          <table:table-cell table:style-name="ce4" table:formula="of:=(([.B40]*2 + [.B41]*2 + [.B42]*4 + [.B43]*8 + [.B44]*8 + [.B45]*4 + [.B46]*2 + [.B47]*2) /32)" office:value-type="float" office:value="512.125">
            <text:p>512,13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39]</text:p>
          </table:table-cell>
          <table:table-cell table:style-name="ce2" office:value-type="float" office:value="512">
            <text:p>512</text:p>
          </table:table-cell>
          <table:table-cell table:style-name="ce4" table:formula="of:=(([.B41]*2 + [.B42]*4 + [.B43]*8 + [.B44]*2)/16)" office:value-type="float" office:value="511.75">
            <text:p>511,75</text:p>
          </table:table-cell>
          <table:table-cell table:style-name="ce4" table:formula="of:=(([.B41]*2 + [.B42]*2 + [.B43]*4 + [.B44]*8 + [.B45]*8 + [.B46]*4 + [.B47]*2 + [.B48]*2) /32)" office:value-type="float" office:value="512.4375">
            <text:p>512,44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0]</text:p>
          </table:table-cell>
          <table:table-cell table:style-name="ce2" office:value-type="float" office:value="511">
            <text:p>511</text:p>
          </table:table-cell>
          <table:table-cell table:style-name="ce4" table:formula="of:=(([.B42]*2 + [.B43]*4 + [.B44]*8 + [.B45]*2)/16)" office:value-type="float" office:value="511.875">
            <text:p>511,88</text:p>
          </table:table-cell>
          <table:table-cell table:style-name="ce4" table:formula="of:=(([.B42]*2 + [.B43]*2 + [.B44]*4 + [.B45]*8 + [.B46]*8 + [.B47]*4 + [.B48]*2 + [.B49]*2) /32)" office:value-type="float" office:value="512.9375">
            <text:p>512,94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1]</text:p>
          </table:table-cell>
          <table:table-cell table:style-name="ce2" office:value-type="float" office:value="512">
            <text:p>512</text:p>
          </table:table-cell>
          <table:table-cell table:style-name="ce4" table:formula="of:=(([.B43]*2 + [.B44]*4 + [.B45]*8 + [.B46]*2)/16)" office:value-type="float" office:value="512.25">
            <text:p>512,25</text:p>
          </table:table-cell>
          <table:table-cell table:style-name="ce4" table:formula="of:=(([.B43]*2 + [.B44]*2 + [.B45]*4 + [.B46]*8 + [.B47]*8 + [.B48]*4 + [.B49]*2 + [.B50]*2) /32)" office:value-type="float" office:value="513.375">
            <text:p>513,38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2]</text:p>
          </table:table-cell>
          <table:table-cell table:style-name="ce2" office:value-type="float" office:value="512">
            <text:p>512</text:p>
          </table:table-cell>
          <table:table-cell table:style-name="ce4" table:formula="of:=(([.B44]*2 + [.B45]*4 + [.B46]*8 + [.B47]*2)/16)" office:value-type="float" office:value="513.25">
            <text:p>513,25</text:p>
          </table:table-cell>
          <table:table-cell table:style-name="ce4" table:formula="of:=(([.B44]*2 + [.B45]*2 + [.B46]*4 + [.B47]*8 + [.B48]*8 + [.B49]*4 + [.B50]*2 + [.B51]*2) /32)" office:value-type="float" office:value="513.625">
            <text:p>513,63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3]</text:p>
          </table:table-cell>
          <table:table-cell table:style-name="ce2" office:value-type="float" office:value="512">
            <text:p>512</text:p>
          </table:table-cell>
          <table:table-cell table:style-name="ce4" table:formula="of:=(([.B45]*2 + [.B46]*4 + [.B47]*8 + [.B48]*2)/16)" office:value-type="float" office:value="513.75">
            <text:p>513,75</text:p>
          </table:table-cell>
          <table:table-cell table:style-name="ce4" table:formula="of:=(([.B45]*2 + [.B46]*2 + [.B47]*4 + [.B48]*8 + [.B49]*8 + [.B50]*4 + [.B51]*2 + [.B52]*2) /32)" office:value-type="float" office:value="513.625">
            <text:p>513,63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4]</text:p>
          </table:table-cell>
          <table:table-cell table:style-name="ce2" office:value-type="float" office:value="514">
            <text:p>514</text:p>
          </table:table-cell>
          <table:table-cell table:style-name="ce4" table:formula="of:=(([.B46]*2 + [.B47]*4 + [.B48]*8 + [.B49]*2)/16)" office:value-type="float" office:value="514">
            <text:p>514,00</text:p>
          </table:table-cell>
          <table:table-cell table:style-name="ce4" table:formula="of:=(([.B46]*2 + [.B47]*2 + [.B48]*4 + [.B49]*8 + [.B50]*8 + [.B51]*4 + [.B52]*2 + [.B53]*2) /32)" office:value-type="float" office:value="513.5">
            <text:p>513,50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5]</text:p>
          </table:table-cell>
          <table:table-cell table:style-name="ce2" office:value-type="float" office:value="514">
            <text:p>514</text:p>
          </table:table-cell>
          <table:table-cell table:style-name="ce4" table:formula="of:=(([.B47]*2 + [.B48]*4 + [.B49]*8 + [.B50]*2)/16)" office:value-type="float" office:value="513.75">
            <text:p>513,75</text:p>
          </table:table-cell>
          <table:table-cell table:style-name="ce4" table:formula="of:=(([.B47]*2 + [.B48]*2 + [.B49]*4 + [.B50]*8 + [.B51]*8 + [.B52]*4 + [.B53]*2 + [.B54]*2) /32)" office:value-type="float" office:value="513.3125">
            <text:p>513,31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6]</text:p>
          </table:table-cell>
          <table:table-cell table:style-name="ce2" office:value-type="float" office:value="514">
            <text:p>514</text:p>
          </table:table-cell>
          <table:table-cell table:style-name="ce4" table:formula="of:=(([.B48]*2 + [.B49]*4 + [.B50]*8 + [.B51]*2)/16)" office:value-type="float" office:value="513">
            <text:p>513,00</text:p>
          </table:table-cell>
          <table:table-cell table:style-name="ce4" table:formula="of:=(([.B48]*2 + [.B49]*2 + [.B50]*4 + [.B51]*8 + [.B52]*8 + [.B53]*4 + [.B54]*2 + [.B55]*2) /32)" office:value-type="float" office:value="513.5625">
            <text:p>513,56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7]</text:p>
          </table:table-cell>
          <table:table-cell table:style-name="ce2" office:value-type="float" office:value="514">
            <text:p>514</text:p>
          </table:table-cell>
          <table:table-cell table:style-name="ce4" table:formula="of:=(([.B49]*2 + [.B50]*4 + [.B51]*8 + [.B52]*2)/16)" office:value-type="float" office:value="513.5">
            <text:p>513,50</text:p>
          </table:table-cell>
          <table:table-cell table:style-name="ce4" table:formula="of:=(([.B49]*2 + [.B50]*2 + [.B51]*4 + [.B52]*8 + [.B53]*8 + [.B54]*4 + [.B55]*2 + [.B56]*2) /32)" office:value-type="float" office:value="513.5">
            <text:p>513,50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8]</text:p>
          </table:table-cell>
          <table:table-cell table:style-name="ce2" office:value-type="float" office:value="512">
            <text:p>512</text:p>
          </table:table-cell>
          <table:table-cell table:style-name="ce4" table:formula="of:=(([.B50]*2 + [.B51]*4 + [.B52]*8 + [.B53]*2)/16)" office:value-type="float" office:value="513.75">
            <text:p>513,75</text:p>
          </table:table-cell>
          <table:table-cell table:style-name="ce4" table:formula="of:=(([.B50]*2 + [.B51]*2 + [.B52]*4 + [.B53]*8 + [.B54]*8 + [.B55]*4 + [.B56]*2 + [.B57]*2) /32)" office:value-type="float" office:value="513.125">
            <text:p>513,13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49]</text:p>
          </table:table-cell>
          <table:table-cell table:style-name="ce2" office:value-type="float" office:value="514">
            <text:p>514</text:p>
          </table:table-cell>
          <table:table-cell table:style-name="ce4" table:formula="of:=(([.B51]*2 + [.B52]*4 + [.B53]*8 + [.B54]*2)/16)" office:value-type="float" office:value="513.625">
            <text:p>513,63</text:p>
          </table:table-cell>
          <table:table-cell table:style-name="ce4" table:formula="of:=(([.B51]*2 + [.B52]*2 + [.B53]*4 + [.B54]*8 + [.B55]*8 + [.B56]*4 + [.B57]*2 + [.B58]*2) /32)" office:value-type="float" office:value="513.25">
            <text:p>513,25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0]</text:p>
          </table:table-cell>
          <table:table-cell table:style-name="ce2" office:value-type="float" office:value="514">
            <text:p>514</text:p>
          </table:table-cell>
          <table:table-cell table:style-name="ce4" table:formula="of:=(([.B52]*2 + [.B53]*4 + [.B54]*8 + [.B55]*2)/16)" office:value-type="float" office:value="512.5">
            <text:p>512,50</text:p>
          </table:table-cell>
          <table:table-cell table:style-name="ce4" table:formula="of:=(([.B52]*2 + [.B53]*2 + [.B54]*4 + [.B55]*8 + [.B56]*8 + [.B57]*4 + [.B58]*2 + [.B59]*2) /32)" office:value-type="float" office:value="512.75">
            <text:p>512,75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1]</text:p>
          </table:table-cell>
          <table:table-cell table:style-name="ce2" office:value-type="float" office:value="514">
            <text:p>514</text:p>
          </table:table-cell>
          <table:table-cell table:style-name="ce4" table:formula="of:=(([.B53]*2 + [.B54]*4 + [.B55]*8 + [.B56]*2)/16)" office:value-type="float" office:value="513.25">
            <text:p>513,25</text:p>
          </table:table-cell>
          <table:table-cell table:style-name="ce4" table:formula="of:=(([.B53]*2 + [.B54]*2 + [.B55]*4 + [.B56]*8 + [.B57]*8 + [.B58]*4 + [.B59]*2 + [.B60]*2) /32)" office:value-type="float" office:value="512">
            <text:p>512,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2]</text:p>
          </table:table-cell>
          <table:table-cell table:style-name="ce2" office:value-type="float" office:value="511">
            <text:p>511</text:p>
          </table:table-cell>
          <table:table-cell table:style-name="ce4" table:formula="of:=(([.B54]*2 + [.B55]*4 + [.B56]*8 + [.B57]*2)/16)" office:value-type="float" office:value="513.625">
            <text:p>513,63</text:p>
          </table:table-cell>
          <table:table-cell table:style-name="ce4" table:formula="of:=(([.B54]*2 + [.B55]*2 + [.B56]*4 + [.B57]*8 + [.B58]*8 + [.B59]*4 + [.B60]*2 + [.B61]*2) /32)" office:value-type="float" office:value="511.125">
            <text:p>511,13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3]</text:p>
          </table:table-cell>
          <table:table-cell table:style-name="ce2" office:value-type="float" office:value="514">
            <text:p>514</text:p>
          </table:table-cell>
          <table:table-cell table:style-name="ce4" table:formula="of:=(([.B55]*2 + [.B56]*4 + [.B57]*8 + [.B58]*2)/16)" office:value-type="float" office:value="514">
            <text:p>514,00</text:p>
          </table:table-cell>
          <table:table-cell table:style-name="ce4" table:formula="of:=(([.B55]*2 + [.B56]*2 + [.B57]*4 + [.B58]*8 + [.B59]*8 + [.B60]*4 + [.B61]*2 + [.B62]*2) /32)" office:value-type="float" office:value="508.625">
            <text:p>508,63</text:p>
          </table:table-cell>
          <table:table-cell table:style-name="ce2" office:value-type="float" office:value="508">
            <text:p>508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4]</text:p>
          </table:table-cell>
          <table:table-cell table:style-name="ce2" office:value-type="float" office:value="514">
            <text:p>514</text:p>
          </table:table-cell>
          <table:table-cell table:style-name="ce4" table:formula="of:=(([.B56]*2 + [.B57]*4 + [.B58]*8 + [.B59]*2)/16)" office:value-type="float" office:value="512.25">
            <text:p>512,25</text:p>
          </table:table-cell>
          <table:table-cell table:style-name="ce4" table:formula="of:=(([.B56]*2 + [.B57]*2 + [.B58]*4 + [.B59]*8 + [.B60]*8 + [.B61]*4 + [.B62]*2 + [.B63]*2) /32)" office:value-type="float" office:value="506.75">
            <text:p>506,7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8">
            <text:p>8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5]</text:p>
          </table:table-cell>
          <table:table-cell table:style-name="ce2" office:value-type="float" office:value="514">
            <text:p>514</text:p>
          </table:table-cell>
          <table:table-cell table:style-name="ce4" table:formula="of:=(([.B57]*2 + [.B58]*4 + [.B59]*8 + [.B60]*2)/16)" office:value-type="float" office:value="505.125">
            <text:p>505,13</text:p>
          </table:table-cell>
          <table:table-cell table:style-name="ce4" table:formula="of:=(([.B57]*2 + [.B58]*2 + [.B59]*4 + [.B60]*8 + [.B61]*8 + [.B62]*4 + [.B63]*2 + [.B64]*2) /32)" office:value-type="float" office:value="508.5">
            <text:p>508,50</text:p>
          </table:table-cell>
          <table:table-cell table:style-name="ce2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6]</text:p>
          </table:table-cell>
          <table:table-cell table:style-name="ce2" office:value-type="float" office:value="514">
            <text:p>514</text:p>
          </table:table-cell>
          <table:table-cell table:style-name="ce4" table:formula="of:=(([.B58]*2 + [.B59]*4 + [.B60]*8 + [.B61]*2)/16)" office:value-type="float" office:value="503">
            <text:p>503,00</text:p>
          </table:table-cell>
          <table:table-cell table:style-name="ce4" table:formula="of:=(([.B58]*2 + [.B59]*2 + [.B60]*4 + [.B61]*8 + [.B62]*8 + [.B63]*4 + [.B64]*2 + [.B65]*2) /32)" office:value-type="float" office:value="511.25">
            <text:p>511,25</text:p>
          </table:table-cell>
          <table:table-cell table:style-name="ce2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7]</text:p>
          </table:table-cell>
          <table:table-cell table:style-name="ce2" office:value-type="float" office:value="500">
            <text:p>500</text:p>
          </table:table-cell>
          <table:table-cell table:style-name="ce4" table:formula="of:=(([.B59]*2 + [.B60]*4 + [.B61]*8 + [.B62]*2)/16)" office:value-type="float" office:value="508.5">
            <text:p>508,50</text:p>
          </table:table-cell>
          <table:table-cell table:style-name="ce4" table:formula="of:=(([.B59]*2 + [.B60]*2 + [.B61]*4 + [.B62]*8 + [.B63]*8 + [.B64]*4 + [.B65]*2 + [.B66]*2) /32)" office:value-type="float" office:value="480.0625">
            <text:p>480,06</text:p>
          </table:table-cell>
          <table:table-cell table:style-name="ce2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8]</text:p>
          </table:table-cell>
          <table:table-cell table:style-name="ce2" office:value-type="float" office:value="499">
            <text:p>499</text:p>
          </table:table-cell>
          <table:table-cell table:style-name="ce4" table:formula="of:=(([.B60]*2 + [.B61]*4 + [.B62]*8 + [.B63]*2)/16)" office:value-type="float" office:value="512.125">
            <text:p>512,13</text:p>
          </table:table-cell>
          <table:table-cell table:style-name="ce4" table:formula="of:=(([.B60]*2 + [.B61]*2 + [.B62]*4 + [.B63]*8 + [.B64]*8 + [.B65]*4 + [.B66]*2 + [.B67]*2) /32)" office:value-type="float" office:value="448.8125">
            <text:p>448,81</text:p>
          </table:table-cell>
          <table:table-cell table:style-name="ce2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59]</text:p>
          </table:table-cell>
          <table:table-cell table:style-name="ce2" office:value-type="float" office:value="514">
            <text:p>514</text:p>
          </table:table-cell>
          <table:table-cell table:style-name="ce4" table:formula="of:=(([.B61]*2 + [.B62]*4 + [.B63]*8 + [.B64]*2)/16)" office:value-type="float" office:value="514">
            <text:p>514,00</text:p>
          </table:table-cell>
          <table:table-cell table:style-name="ce4" table:formula="of:=(([.B61]*2 + [.B62]*2 + [.B63]*4 + [.B64]*8 + [.B65]*8 + [.B66]*4 + [.B67]*2 + [.B68]*2) /32)" office:value-type="float" office:value="385.5">
            <text:p>385,50</text:p>
          </table:table-cell>
          <table:table-cell table:style-name="ce2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60]</text:p>
          </table:table-cell>
          <table:table-cell table:style-name="ce2" office:value-type="float" office:value="514">
            <text:p>514</text:p>
          </table:table-cell>
          <table:table-cell table:style-name="ce4" table:formula="of:=(([.B62]*2 + [.B63]*4 + [.B64]*8 + [.B65]*2)/16)" office:value-type="float" office:value="514">
            <text:p>514,00</text:p>
          </table:table-cell>
          <table:table-cell table:style-name="ce4" table:formula="of:=(([.B62]*2 + [.B63]*2 + [.B64]*4 + [.B65]*8 + [.B66]*8 + [.B67]*4 + [.B68]*2 + [.B69]*2) /32)" office:value-type="float" office:value="257">
            <text:p>257,00</text:p>
          </table:table-cell>
          <table:table-cell table:style-name="ce2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61]</text:p>
          </table:table-cell>
          <table:table-cell table:style-name="ce2" office:value-type="float" office:value="514">
            <text:p>514</text:p>
          </table:table-cell>
          <table:table-cell table:style-name="ce4" table:formula="of:=(([.B63]*2 + [.B64]*4 + [.B65]*8 + [.B66]*2)/16)" office:value-type="float" office:value="449.75">
            <text:p>449,75</text:p>
          </table:table-cell>
          <table:table-cell table:style-name="ce4" table:formula="of:=(([.B63]*2 + [.B64]*2 + [.B65]*4 + [.B66]*8 + [.B67]*8 + [.B68]*4 + [.B69]*2 + [.B70]*2) /32)" office:value-type="float" office:value="128.5">
            <text:p>128,50</text:p>
          </table:table-cell>
          <table:table-cell table:style-name="ce2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62]</text:p>
          </table:table-cell>
          <table:table-cell table:style-name="ce2" office:value-type="float" office:value="514">
            <text:p>514</text:p>
          </table:table-cell>
          <table:table-cell table:style-name="ce4" table:formula="of:=(([.B64]*2 + [.B65]*4 + [.B66]*8 + [.B67]*2)/16)" office:value-type="float" office:value="192.75">
            <text:p>192,75</text:p>
          </table:table-cell>
          <table:table-cell table:style-name="ce4" table:formula="of:=(([.B64]*2 + [.B65]*2 + [.B66]*4 + [.B67]*8 + [.B68]*8 + [.B69]*4 + [.B70]*2 + [.B71]*2) /32)" office:value-type="float" office:value="64.25">
            <text:p>64,25</text:p>
          </table:table-cell>
          <table:table-cell table:style-name="ce2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mostra[63]</text:p>
          </table:table-cell>
          <table:table-cell table:style-name="ce2" office:value-type="float" office:value="514">
            <text:p>514</text:p>
          </table:table-cell>
          <table:table-cell table:style-name="ce4" table:formula="of:=(([.B65]*2 + [.B66]*4 + [.B67]*8 + [.B68]*2)/16)" office:value-type="float" office:value="64.25">
            <text:p>64,25</text:p>
          </table:table-cell>
          <table:table-cell table:style-name="ce4" table:formula="of:=(([.B65]*2 + [.B66]*2 + [.B67]*4 + [.B68]*8 + [.B69]*8 + [.B70]*4 + [.B71]*2 + [.B72]*2) /32)" office:value-type="float" office:value="32.125">
            <text:p>32,13</text:p>
          </table:table-cell>
          <table:table-cell table:style-name="ce2" table:number-columns-repeated="2"/>
          <table:table-cell table:style-name="ce6"/>
          <table:table-cell table:number-columns-repeated="1017"/>
        </table:table-row>
        <table:table-row table:style-name="ro1" table:visibility="collapse">
          <table:table-cell/>
          <table:table-cell/>
          <table:table-cell table:number-columns-repeated="1022"/>
        </table:table-row>
        <table:table-row table:style-name="ro1" table:visibility="collapse">
          <table:table-cell/>
          <table:table-cell/>
          <table:table-cell table:number-columns-repeated="1022"/>
        </table:table-row>
        <table:table-row table:style-name="ro1" table:visibility="collapse">
          <table:table-cell/>
          <table:table-cell/>
          <table:table-cell table:number-columns-repeated="1022"/>
        </table:table-row>
        <table:table-row table:style-name="ro1" table:visibility="collapse">
          <table:table-cell/>
          <table:table-cell/>
          <table:table-cell table:number-columns-repeated="1022"/>
        </table:table-row>
        <table:table-row table:style-name="ro1" table:visibility="collapse">
          <table:table-cell/>
          <table:table-cell/>
          <table:table-cell table:number-columns-repeated="1022"/>
        </table:table-row>
        <table:table-row table:style-name="ro1" table:visibility="collapse">
          <table:table-cell/>
          <table:table-cell/>
          <table:table-cell table:number-columns-repeated="1022"/>
        </table:table-row>
        <table:table-row table:style-name="ro1" table:visibility="collapse">
          <table:table-cell/>
          <table:table-cell/>
          <table:table-cell table:number-columns-repeated="1022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lanilha3" table:style-name="ta1">
        <table:table-column table:style-name="co2" table:number-columns-repeated="3" table:default-cell-style-name="Default"/>
        <table:table-row table:style-name="ro1">
          <table:table-cell office:value-type="string">
            <text:p>amostra[0]</text:p>
          </table:table-cell>
          <table:table-cell office:value-type="string">
            <text:p>Entrada</text:p>
          </table:table-cell>
          <table:table-cell/>
        </table:table-row>
        <table:table-row table:style-name="ro1">
          <table:table-cell office:value-type="string">
            <text:p>amostra[0]</text:p>
          </table:table-cell>
          <table:table-cell office:value-type="float" office:value="512">
            <text:p>512</text:p>
          </table:table-cell>
          <table:table-cell table:style-name="ce6" table:formula="of:=(([.B2]*2 + [.B3]*4 + [.B4]*8 + [.B5]*2)/16)" office:value-type="float" office:value="512">
            <text:p>512</text:p>
          </table:table-cell>
        </table:table-row>
        <table:table-row table:style-name="ro1">
          <table:table-cell office:value-type="string">
            <text:p>amostra[1]</text:p>
          </table:table-cell>
          <table:table-cell office:value-type="float" office:value="512">
            <text:p>512</text:p>
          </table:table-cell>
          <table:table-cell table:style-name="ce6" table:formula="of:=(([.B3]*2 + [.B4]*4 + [.B5]*8 + [.B6]*2)/16)" office:value-type="float" office:value="512">
            <text:p>512</text:p>
          </table:table-cell>
        </table:table-row>
        <table:table-row table:style-name="ro1">
          <table:table-cell office:value-type="string">
            <text:p>amostra[2]</text:p>
          </table:table-cell>
          <table:table-cell office:value-type="float" office:value="512">
            <text:p>512</text:p>
          </table:table-cell>
          <table:table-cell table:style-name="ce6" table:formula="of:=(([.B4]*2 + [.B5]*4 + [.B6]*8 + [.B7]*2)/16)" office:value-type="float" office:value="512">
            <text:p>512</text:p>
          </table:table-cell>
        </table:table-row>
        <table:table-row table:style-name="ro1">
          <table:table-cell office:value-type="string">
            <text:p>amostra[3]</text:p>
          </table:table-cell>
          <table:table-cell office:value-type="float" office:value="512">
            <text:p>512</text:p>
          </table:table-cell>
          <table:table-cell table:style-name="ce6" table:formula="of:=(([.B5]*2 + [.B6]*4 + [.B7]*8 + [.B8]*2)/16)" office:value-type="float" office:value="512">
            <text:p>512</text:p>
          </table:table-cell>
        </table:table-row>
        <table:table-row table:style-name="ro1">
          <table:table-cell office:value-type="string">
            <text:p>amostra[4]</text:p>
          </table:table-cell>
          <table:table-cell office:value-type="float" office:value="512">
            <text:p>512</text:p>
          </table:table-cell>
          <table:table-cell table:style-name="ce6" table:formula="of:=(([.B6]*2 + [.B7]*4 + [.B8]*8 + [.B9]*2)/16)" office:value-type="float" office:value="512">
            <text:p>512</text:p>
          </table:table-cell>
        </table:table-row>
        <table:table-row table:style-name="ro1">
          <table:table-cell office:value-type="string">
            <text:p>amostra[5]</text:p>
          </table:table-cell>
          <table:table-cell office:value-type="float" office:value="512">
            <text:p>512</text:p>
          </table:table-cell>
          <table:table-cell table:style-name="ce6" table:formula="of:=(([.B7]*2 + [.B8]*4 + [.B9]*8 + [.B10]*2)/16)" office:value-type="float" office:value="512">
            <text:p>512</text:p>
          </table:table-cell>
        </table:table-row>
        <table:table-row table:style-name="ro1">
          <table:table-cell office:value-type="string">
            <text:p>amostra[6]</text:p>
          </table:table-cell>
          <table:table-cell office:value-type="float" office:value="512">
            <text:p>512</text:p>
          </table:table-cell>
          <table:table-cell table:style-name="ce6" table:formula="of:=(([.B8]*2 + [.B9]*4 + [.B10]*8 + [.B11]*2)/16)" office:value-type="float" office:value="512">
            <text:p>512</text:p>
          </table:table-cell>
        </table:table-row>
        <table:table-row table:style-name="ro1">
          <table:table-cell office:value-type="string">
            <text:p>amostra[7]</text:p>
          </table:table-cell>
          <table:table-cell office:value-type="float" office:value="512">
            <text:p>512</text:p>
          </table:table-cell>
          <table:table-cell table:style-name="ce6" table:formula="of:=(([.B9]*2 + [.B10]*4 + [.B11]*8 + [.B12]*2)/16)" office:value-type="float" office:value="512">
            <text:p>512</text:p>
          </table:table-cell>
        </table:table-row>
        <table:table-row table:style-name="ro1">
          <table:table-cell office:value-type="string">
            <text:p>amostra[8]</text:p>
          </table:table-cell>
          <table:table-cell office:value-type="float" office:value="512">
            <text:p>512</text:p>
          </table:table-cell>
          <table:table-cell table:style-name="ce6" table:formula="of:=(([.B10]*2 + [.B11]*4 + [.B12]*8 + [.B13]*2)/16)" office:value-type="float" office:value="512">
            <text:p>512</text:p>
          </table:table-cell>
        </table:table-row>
        <table:table-row table:style-name="ro1">
          <table:table-cell office:value-type="string">
            <text:p>amostra[9]</text:p>
          </table:table-cell>
          <table:table-cell office:value-type="float" office:value="512">
            <text:p>512</text:p>
          </table:table-cell>
          <table:table-cell table:style-name="ce6" table:formula="of:=(([.B11]*2 + [.B12]*4 + [.B13]*8 + [.B14]*2)/16)" office:value-type="float" office:value="512">
            <text:p>512</text:p>
          </table:table-cell>
        </table:table-row>
        <table:table-row table:style-name="ro1">
          <table:table-cell office:value-type="string">
            <text:p>amostra[10]</text:p>
          </table:table-cell>
          <table:table-cell office:value-type="float" office:value="512">
            <text:p>512</text:p>
          </table:table-cell>
          <table:table-cell table:style-name="ce6" table:formula="of:=(([.B12]*2 + [.B13]*4 + [.B14]*8 + [.B15]*2)/16)" office:value-type="float" office:value="512">
            <text:p>512</text:p>
          </table:table-cell>
        </table:table-row>
        <table:table-row table:style-name="ro1">
          <table:table-cell office:value-type="string">
            <text:p>amostra[11]</text:p>
          </table:table-cell>
          <table:table-cell office:value-type="float" office:value="512">
            <text:p>512</text:p>
          </table:table-cell>
          <table:table-cell table:style-name="ce6" table:formula="of:=(([.B13]*2 + [.B14]*4 + [.B15]*8 + [.B16]*2)/16)" office:value-type="float" office:value="512.125">
            <text:p>512</text:p>
          </table:table-cell>
        </table:table-row>
        <table:table-row table:style-name="ro1">
          <table:table-cell office:value-type="string">
            <text:p>amostra[12]</text:p>
          </table:table-cell>
          <table:table-cell office:value-type="float" office:value="512">
            <text:p>512</text:p>
          </table:table-cell>
          <table:table-cell table:style-name="ce6" table:formula="of:=(([.B14]*2 + [.B15]*4 + [.B16]*8 + [.B17]*2)/16)" office:value-type="float" office:value="512.5">
            <text:p>513</text:p>
          </table:table-cell>
        </table:table-row>
        <table:table-row table:style-name="ro1">
          <table:table-cell office:value-type="string">
            <text:p>amostra[13]</text:p>
          </table:table-cell>
          <table:table-cell office:value-type="float" office:value="512">
            <text:p>512</text:p>
          </table:table-cell>
          <table:table-cell table:style-name="ce6" table:formula="of:=(([.B15]*2 + [.B16]*4 + [.B17]*8 + [.B18]*2)/16)" office:value-type="float" office:value="512.25">
            <text:p>512</text:p>
          </table:table-cell>
        </table:table-row>
        <table:table-row table:style-name="ro1">
          <table:table-cell office:value-type="string">
            <text:p>amostra[14]</text:p>
          </table:table-cell>
          <table:table-cell office:value-type="float" office:value="513">
            <text:p>513</text:p>
          </table:table-cell>
          <table:table-cell table:style-name="ce6" table:formula="of:=(([.B16]*2 + [.B17]*4 + [.B18]*8 + [.B19]*2)/16)" office:value-type="float" office:value="512.125">
            <text:p>512</text:p>
          </table:table-cell>
        </table:table-row>
        <table:table-row table:style-name="ro1">
          <table:table-cell office:value-type="string">
            <text:p>amostra[15]</text:p>
          </table:table-cell>
          <table:table-cell office:value-type="float" office:value="512">
            <text:p>512</text:p>
          </table:table-cell>
          <table:table-cell table:style-name="ce6" table:formula="of:=(([.B17]*2 + [.B18]*4 + [.B19]*8 + [.B20]*2)/16)" office:value-type="float" office:value="512">
            <text:p>512</text:p>
          </table:table-cell>
        </table:table-row>
        <table:table-row table:style-name="ro1">
          <table:table-cell office:value-type="string">
            <text:p>amostra[16]</text:p>
          </table:table-cell>
          <table:table-cell office:value-type="float" office:value="512">
            <text:p>512</text:p>
          </table:table-cell>
          <table:table-cell table:style-name="ce6" table:formula="of:=(([.B18]*2 + [.B19]*4 + [.B20]*8 + [.B21]*2)/16)" office:value-type="float" office:value="512">
            <text:p>512</text:p>
          </table:table-cell>
        </table:table-row>
        <table:table-row table:style-name="ro1">
          <table:table-cell office:value-type="string">
            <text:p>amostra[17]</text:p>
          </table:table-cell>
          <table:table-cell office:value-type="float" office:value="512">
            <text:p>512</text:p>
          </table:table-cell>
          <table:table-cell table:style-name="ce6" table:formula="of:=(([.B19]*2 + [.B20]*4 + [.B21]*8 + [.B22]*2)/16)" office:value-type="float" office:value="512">
            <text:p>512</text:p>
          </table:table-cell>
        </table:table-row>
        <table:table-row table:style-name="ro1">
          <table:table-cell office:value-type="string">
            <text:p>amostra[18]</text:p>
          </table:table-cell>
          <table:table-cell office:value-type="float" office:value="512">
            <text:p>512</text:p>
          </table:table-cell>
          <table:table-cell table:style-name="ce6" table:formula="of:=(([.B20]*2 + [.B21]*4 + [.B22]*8 + [.B23]*2)/16)" office:value-type="float" office:value="512.25">
            <text:p>512</text:p>
          </table:table-cell>
        </table:table-row>
        <table:table-row table:style-name="ro1">
          <table:table-cell office:value-type="string">
            <text:p>amostra[19]</text:p>
          </table:table-cell>
          <table:table-cell office:value-type="float" office:value="512">
            <text:p>512</text:p>
          </table:table-cell>
          <table:table-cell table:style-name="ce6" table:formula="of:=(([.B21]*2 + [.B22]*4 + [.B23]*8 + [.B24]*2)/16)" office:value-type="float" office:value="513">
            <text:p>513</text:p>
          </table:table-cell>
        </table:table-row>
        <table:table-row table:style-name="ro1">
          <table:table-cell office:value-type="string">
            <text:p>amostra[20]</text:p>
          </table:table-cell>
          <table:table-cell office:value-type="float" office:value="512">
            <text:p>512</text:p>
          </table:table-cell>
          <table:table-cell table:style-name="ce6" table:formula="of:=(([.B22]*2 + [.B23]*4 + [.B24]*8 + [.B25]*2)/16)" office:value-type="float" office:value="512.5">
            <text:p>513</text:p>
          </table:table-cell>
        </table:table-row>
        <table:table-row table:style-name="ro1">
          <table:table-cell office:value-type="string">
            <text:p>amostra[21]</text:p>
          </table:table-cell>
          <table:table-cell office:value-type="float" office:value="514">
            <text:p>514</text:p>
          </table:table-cell>
          <table:table-cell table:style-name="ce6" table:formula="of:=(([.B23]*2 + [.B24]*4 + [.B25]*8 + [.B26]*2)/16)" office:value-type="float" office:value="512.25">
            <text:p>512</text:p>
          </table:table-cell>
        </table:table-row>
        <table:table-row table:style-name="ro1">
          <table:table-cell office:value-type="string">
            <text:p>amostra[22]</text:p>
          </table:table-cell>
          <table:table-cell office:value-type="float" office:value="512">
            <text:p>512</text:p>
          </table:table-cell>
          <table:table-cell table:style-name="ce6" table:formula="of:=(([.B24]*2 + [.B25]*4 + [.B26]*8 + [.B27]*2)/16)" office:value-type="float" office:value="512">
            <text:p>512</text:p>
          </table:table-cell>
        </table:table-row>
        <table:table-row table:style-name="ro1">
          <table:table-cell office:value-type="string">
            <text:p>amostra[23]</text:p>
          </table:table-cell>
          <table:table-cell office:value-type="float" office:value="512">
            <text:p>512</text:p>
          </table:table-cell>
          <table:table-cell table:style-name="ce6" table:formula="of:=(([.B25]*2 + [.B26]*4 + [.B27]*8 + [.B28]*2)/16)" office:value-type="float" office:value="512">
            <text:p>512</text:p>
          </table:table-cell>
        </table:table-row>
        <table:table-row table:style-name="ro1">
          <table:table-cell office:value-type="string">
            <text:p>amostra[24]</text:p>
          </table:table-cell>
          <table:table-cell office:value-type="float" office:value="512">
            <text:p>512</text:p>
          </table:table-cell>
          <table:table-cell table:style-name="ce6" table:formula="of:=(([.B26]*2 + [.B27]*4 + [.B28]*8 + [.B29]*2)/16)" office:value-type="float" office:value="512">
            <text:p>512</text:p>
          </table:table-cell>
        </table:table-row>
        <table:table-row table:style-name="ro1">
          <table:table-cell office:value-type="string">
            <text:p>amostra[25]</text:p>
          </table:table-cell>
          <table:table-cell office:value-type="float" office:value="512">
            <text:p>512</text:p>
          </table:table-cell>
          <table:table-cell table:style-name="ce6" table:formula="of:=(([.B27]*2 + [.B28]*4 + [.B29]*8 + [.B30]*2)/16)" office:value-type="float" office:value="512.375">
            <text:p>512</text:p>
          </table:table-cell>
        </table:table-row>
        <table:table-row table:style-name="ro1">
          <table:table-cell office:value-type="string">
            <text:p>amostra[26]</text:p>
          </table:table-cell>
          <table:table-cell office:value-type="float" office:value="512">
            <text:p>512</text:p>
          </table:table-cell>
          <table:table-cell table:style-name="ce6" table:formula="of:=(([.B28]*2 + [.B29]*4 + [.B30]*8 + [.B31]*2)/16)" office:value-type="float" office:value="513.5">
            <text:p>514</text:p>
          </table:table-cell>
        </table:table-row>
        <table:table-row table:style-name="ro1">
          <table:table-cell office:value-type="string">
            <text:p>amostra[27]</text:p>
          </table:table-cell>
          <table:table-cell office:value-type="float" office:value="512">
            <text:p>512</text:p>
          </table:table-cell>
          <table:table-cell table:style-name="ce6" table:formula="of:=(([.B29]*2 + [.B30]*4 + [.B31]*8 + [.B32]*2)/16)" office:value-type="float" office:value="512.75">
            <text:p>513</text:p>
          </table:table-cell>
        </table:table-row>
        <table:table-row table:style-name="ro1">
          <table:table-cell office:value-type="string">
            <text:p>amostra[28]</text:p>
          </table:table-cell>
          <table:table-cell office:value-type="float" office:value="515">
            <text:p>515</text:p>
          </table:table-cell>
          <table:table-cell table:style-name="ce6" table:formula="of:=(([.B30]*2 + [.B31]*4 + [.B32]*8 + [.B33]*2)/16)" office:value-type="float" office:value="512.375">
            <text:p>512</text:p>
          </table:table-cell>
        </table:table-row>
        <table:table-row table:style-name="ro1">
          <table:table-cell office:value-type="string">
            <text:p>amostra[29]</text:p>
          </table:table-cell>
          <table:table-cell office:value-type="float" office:value="512">
            <text:p>512</text:p>
          </table:table-cell>
          <table:table-cell table:style-name="ce6" table:formula="of:=(([.B31]*2 + [.B32]*4 + [.B33]*8 + [.B34]*2)/16)" office:value-type="float" office:value="512">
            <text:p>512</text:p>
          </table:table-cell>
        </table:table-row>
        <table:table-row table:style-name="ro1">
          <table:table-cell office:value-type="string">
            <text:p>amostra[30]</text:p>
          </table:table-cell>
          <table:table-cell office:value-type="float" office:value="512">
            <text:p>512</text:p>
          </table:table-cell>
          <table:table-cell table:style-name="ce6" table:formula="of:=(([.B32]*2 + [.B33]*4 + [.B34]*8 + [.B35]*2)/16)" office:value-type="float" office:value="512">
            <text:p>512</text:p>
          </table:table-cell>
        </table:table-row>
        <table:table-row table:style-name="ro1">
          <table:table-cell office:value-type="string">
            <text:p>amostra[31]</text:p>
          </table:table-cell>
          <table:table-cell office:value-type="float" office:value="512">
            <text:p>512</text:p>
          </table:table-cell>
          <table:table-cell table:style-name="ce6" table:formula="of:=(([.B33]*2 + [.B34]*4 + [.B35]*8 + [.B36]*2)/16)" office:value-type="float" office:value="512">
            <text:p>512</text:p>
          </table:table-cell>
        </table:table-row>
        <table:table-row table:style-name="ro1">
          <table:table-cell office:value-type="string">
            <text:p>amostra[32]</text:p>
          </table:table-cell>
          <table:table-cell office:value-type="float" office:value="512">
            <text:p>512</text:p>
          </table:table-cell>
          <table:table-cell table:style-name="ce6" table:formula="of:=(([.B34]*2 + [.B35]*4 + [.B36]*8 + [.B37]*2)/16)" office:value-type="float" office:value="513">
            <text:p>513</text:p>
          </table:table-cell>
        </table:table-row>
        <table:table-row table:style-name="ro1">
          <table:table-cell office:value-type="string">
            <text:p>amostra[33]</text:p>
          </table:table-cell>
          <table:table-cell office:value-type="float" office:value="512">
            <text:p>512</text:p>
          </table:table-cell>
          <table:table-cell table:style-name="ce6" table:formula="of:=(([.B35]*2 + [.B36]*4 + [.B37]*8 + [.B38]*2)/16)" office:value-type="float" office:value="516">
            <text:p>516</text:p>
          </table:table-cell>
        </table:table-row>
        <table:table-row table:style-name="ro1">
          <table:table-cell office:value-type="string">
            <text:p>amostra[34]</text:p>
          </table:table-cell>
          <table:table-cell office:value-type="float" office:value="512">
            <text:p>512</text:p>
          </table:table-cell>
          <table:table-cell table:style-name="ce6" table:formula="of:=(([.B36]*2 + [.B37]*4 + [.B38]*8 + [.B39]*2)/16)" office:value-type="float" office:value="514">
            <text:p>514</text:p>
          </table:table-cell>
        </table:table-row>
        <table:table-row table:style-name="ro1">
          <table:table-cell office:value-type="string">
            <text:p>amostra[35]</text:p>
          </table:table-cell>
          <table:table-cell office:value-type="float" office:value="520">
            <text:p>520</text:p>
          </table:table-cell>
          <table:table-cell table:style-name="ce6" table:formula="of:=(([.B37]*2 + [.B38]*4 + [.B39]*8 + [.B40]*2)/16)" office:value-type="float" office:value="513">
            <text:p>513</text:p>
          </table:table-cell>
        </table:table-row>
        <table:table-row table:style-name="ro1">
          <table:table-cell office:value-type="string">
            <text:p>amostra[36]</text:p>
          </table:table-cell>
          <table:table-cell office:value-type="float" office:value="512">
            <text:p>512</text:p>
          </table:table-cell>
          <table:table-cell table:style-name="ce6" table:formula="of:=(([.B38]*2 + [.B39]*4 + [.B40]*8 + [.B41]*2)/16)" office:value-type="float" office:value="512">
            <text:p>512</text:p>
          </table:table-cell>
        </table:table-row>
        <table:table-row table:style-name="ro1">
          <table:table-cell office:value-type="string">
            <text:p>amostra[37]</text:p>
          </table:table-cell>
          <table:table-cell office:value-type="float" office:value="512">
            <text:p>512</text:p>
          </table:table-cell>
          <table:table-cell table:style-name="ce6" table:formula="of:=(([.B39]*2 + [.B40]*4 + [.B41]*8 + [.B42]*2)/16)" office:value-type="float" office:value="511.875">
            <text:p>512</text:p>
          </table:table-cell>
        </table:table-row>
        <table:table-row table:style-name="ro1">
          <table:table-cell office:value-type="string">
            <text:p>amostra[38]</text:p>
          </table:table-cell>
          <table:table-cell office:value-type="float" office:value="512">
            <text:p>512</text:p>
          </table:table-cell>
          <table:table-cell table:style-name="ce6" table:formula="of:=(([.B40]*2 + [.B41]*4 + [.B42]*8 + [.B43]*2)/16)" office:value-type="float" office:value="511.5">
            <text:p>512</text:p>
          </table:table-cell>
        </table:table-row>
        <table:table-row table:style-name="ro1">
          <table:table-cell office:value-type="string">
            <text:p>amostra[39]</text:p>
          </table:table-cell>
          <table:table-cell office:value-type="float" office:value="512">
            <text:p>512</text:p>
          </table:table-cell>
          <table:table-cell table:style-name="ce6" table:formula="of:=(([.B41]*2 + [.B42]*4 + [.B43]*8 + [.B44]*2)/16)" office:value-type="float" office:value="511.75">
            <text:p>512</text:p>
          </table:table-cell>
        </table:table-row>
        <table:table-row table:style-name="ro1">
          <table:table-cell office:value-type="string">
            <text:p>amostra[40]</text:p>
          </table:table-cell>
          <table:table-cell office:value-type="float" office:value="511">
            <text:p>511</text:p>
          </table:table-cell>
          <table:table-cell table:style-name="ce6" table:formula="of:=(([.B42]*2 + [.B43]*4 + [.B44]*8 + [.B45]*2)/16)" office:value-type="float" office:value="511.875">
            <text:p>512</text:p>
          </table:table-cell>
        </table:table-row>
        <table:table-row table:style-name="ro1">
          <table:table-cell office:value-type="string">
            <text:p>amostra[41]</text:p>
          </table:table-cell>
          <table:table-cell office:value-type="float" office:value="512">
            <text:p>512</text:p>
          </table:table-cell>
          <table:table-cell table:style-name="ce6" table:formula="of:=(([.B43]*2 + [.B44]*4 + [.B45]*8 + [.B46]*2)/16)" office:value-type="float" office:value="512.25">
            <text:p>512</text:p>
          </table:table-cell>
        </table:table-row>
        <table:table-row table:style-name="ro1">
          <table:table-cell office:value-type="string">
            <text:p>amostra[42]</text:p>
          </table:table-cell>
          <table:table-cell office:value-type="float" office:value="512">
            <text:p>512</text:p>
          </table:table-cell>
          <table:table-cell table:style-name="ce6" table:formula="of:=(([.B44]*2 + [.B45]*4 + [.B46]*8 + [.B47]*2)/16)" office:value-type="float" office:value="513.25">
            <text:p>513</text:p>
          </table:table-cell>
        </table:table-row>
        <table:table-row table:style-name="ro1">
          <table:table-cell office:value-type="string">
            <text:p>amostra[43]</text:p>
          </table:table-cell>
          <table:table-cell office:value-type="float" office:value="512">
            <text:p>512</text:p>
          </table:table-cell>
          <table:table-cell table:style-name="ce6" table:formula="of:=(([.B45]*2 + [.B46]*4 + [.B47]*8 + [.B48]*2)/16)" office:value-type="float" office:value="513.75">
            <text:p>514</text:p>
          </table:table-cell>
        </table:table-row>
        <table:table-row table:style-name="ro1">
          <table:table-cell office:value-type="string">
            <text:p>amostra[44]</text:p>
          </table:table-cell>
          <table:table-cell office:value-type="float" office:value="514">
            <text:p>514</text:p>
          </table:table-cell>
          <table:table-cell table:style-name="ce6" table:formula="of:=(([.B46]*2 + [.B47]*4 + [.B48]*8 + [.B49]*2)/16)" office:value-type="float" office:value="514">
            <text:p>514</text:p>
          </table:table-cell>
        </table:table-row>
        <table:table-row table:style-name="ro1">
          <table:table-cell office:value-type="string">
            <text:p>amostra[45]</text:p>
          </table:table-cell>
          <table:table-cell office:value-type="float" office:value="514">
            <text:p>514</text:p>
          </table:table-cell>
          <table:table-cell table:style-name="ce6" table:formula="of:=(([.B47]*2 + [.B48]*4 + [.B49]*8 + [.B50]*2)/16)" office:value-type="float" office:value="513.75">
            <text:p>514</text:p>
          </table:table-cell>
        </table:table-row>
        <table:table-row table:style-name="ro1">
          <table:table-cell office:value-type="string">
            <text:p>amostra[46]</text:p>
          </table:table-cell>
          <table:table-cell office:value-type="float" office:value="514">
            <text:p>514</text:p>
          </table:table-cell>
          <table:table-cell table:style-name="ce6" table:formula="of:=(([.B48]*2 + [.B49]*4 + [.B50]*8 + [.B51]*2)/16)" office:value-type="float" office:value="513">
            <text:p>513</text:p>
          </table:table-cell>
        </table:table-row>
        <table:table-row table:style-name="ro1">
          <table:table-cell office:value-type="string">
            <text:p>amostra[47]</text:p>
          </table:table-cell>
          <table:table-cell office:value-type="float" office:value="514">
            <text:p>514</text:p>
          </table:table-cell>
          <table:table-cell table:style-name="ce6" table:formula="of:=(([.B49]*2 + [.B50]*4 + [.B51]*8 + [.B52]*2)/16)" office:value-type="float" office:value="513.5">
            <text:p>514</text:p>
          </table:table-cell>
        </table:table-row>
        <table:table-row table:style-name="ro1">
          <table:table-cell office:value-type="string">
            <text:p>amostra[48]</text:p>
          </table:table-cell>
          <table:table-cell office:value-type="float" office:value="512">
            <text:p>512</text:p>
          </table:table-cell>
          <table:table-cell table:style-name="ce6" table:formula="of:=(([.B50]*2 + [.B51]*4 + [.B52]*8 + [.B53]*2)/16)" office:value-type="float" office:value="513.75">
            <text:p>514</text:p>
          </table:table-cell>
        </table:table-row>
        <table:table-row table:style-name="ro1">
          <table:table-cell office:value-type="string">
            <text:p>amostra[49]</text:p>
          </table:table-cell>
          <table:table-cell office:value-type="float" office:value="514">
            <text:p>514</text:p>
          </table:table-cell>
          <table:table-cell table:style-name="ce6" table:formula="of:=(([.B51]*2 + [.B52]*4 + [.B53]*8 + [.B54]*2)/16)" office:value-type="float" office:value="513.625">
            <text:p>514</text:p>
          </table:table-cell>
        </table:table-row>
        <table:table-row table:style-name="ro1">
          <table:table-cell office:value-type="string">
            <text:p>amostra[50]</text:p>
          </table:table-cell>
          <table:table-cell office:value-type="float" office:value="514">
            <text:p>514</text:p>
          </table:table-cell>
          <table:table-cell table:style-name="ce6" table:formula="of:=(([.B52]*2 + [.B53]*4 + [.B54]*8 + [.B55]*2)/16)" office:value-type="float" office:value="512.5">
            <text:p>513</text:p>
          </table:table-cell>
        </table:table-row>
        <table:table-row table:style-name="ro1">
          <table:table-cell office:value-type="string">
            <text:p>amostra[51]</text:p>
          </table:table-cell>
          <table:table-cell office:value-type="float" office:value="514">
            <text:p>514</text:p>
          </table:table-cell>
          <table:table-cell table:style-name="ce6" table:formula="of:=(([.B53]*2 + [.B54]*4 + [.B55]*8 + [.B56]*2)/16)" office:value-type="float" office:value="513.25">
            <text:p>513</text:p>
          </table:table-cell>
        </table:table-row>
        <table:table-row table:style-name="ro1">
          <table:table-cell office:value-type="string">
            <text:p>amostra[52]</text:p>
          </table:table-cell>
          <table:table-cell office:value-type="float" office:value="511">
            <text:p>511</text:p>
          </table:table-cell>
          <table:table-cell table:style-name="ce6" table:formula="of:=(([.B54]*2 + [.B55]*4 + [.B56]*8 + [.B57]*2)/16)" office:value-type="float" office:value="513.625">
            <text:p>514</text:p>
          </table:table-cell>
        </table:table-row>
        <table:table-row table:style-name="ro1">
          <table:table-cell office:value-type="string">
            <text:p>amostra[53]</text:p>
          </table:table-cell>
          <table:table-cell office:value-type="float" office:value="514">
            <text:p>514</text:p>
          </table:table-cell>
          <table:table-cell table:style-name="ce6" table:formula="of:=(([.B55]*2 + [.B56]*4 + [.B57]*8 + [.B58]*2)/16)" office:value-type="float" office:value="514">
            <text:p>514</text:p>
          </table:table-cell>
        </table:table-row>
        <table:table-row table:style-name="ro1">
          <table:table-cell office:value-type="string">
            <text:p>amostra[54]</text:p>
          </table:table-cell>
          <table:table-cell office:value-type="float" office:value="514">
            <text:p>514</text:p>
          </table:table-cell>
          <table:table-cell table:style-name="ce6" table:formula="of:=(([.B56]*2 + [.B57]*4 + [.B58]*8 + [.B59]*2)/16)" office:value-type="float" office:value="512.25">
            <text:p>512</text:p>
          </table:table-cell>
        </table:table-row>
        <table:table-row table:style-name="ro1">
          <table:table-cell office:value-type="string">
            <text:p>amostra[55]</text:p>
          </table:table-cell>
          <table:table-cell office:value-type="float" office:value="514">
            <text:p>514</text:p>
          </table:table-cell>
          <table:table-cell table:style-name="ce6" table:formula="of:=(([.B57]*2 + [.B58]*4 + [.B59]*8 + [.B60]*2)/16)" office:value-type="float" office:value="505.125">
            <text:p>505</text:p>
          </table:table-cell>
        </table:table-row>
        <table:table-row table:style-name="ro1">
          <table:table-cell office:value-type="string">
            <text:p>amostra[56]</text:p>
          </table:table-cell>
          <table:table-cell office:value-type="float" office:value="514">
            <text:p>514</text:p>
          </table:table-cell>
          <table:table-cell table:style-name="ce6" table:formula="of:=(([.B58]*2 + [.B59]*4 + [.B60]*8 + [.B61]*2)/16)" office:value-type="float" office:value="503">
            <text:p>503</text:p>
          </table:table-cell>
        </table:table-row>
        <table:table-row table:style-name="ro1">
          <table:table-cell office:value-type="string">
            <text:p>amostra[57]</text:p>
          </table:table-cell>
          <table:table-cell office:value-type="float" office:value="500">
            <text:p>500</text:p>
          </table:table-cell>
          <table:table-cell table:style-name="ce6" table:formula="of:=(([.B59]*2 + [.B60]*4 + [.B61]*8 + [.B62]*2)/16)" office:value-type="float" office:value="508.5">
            <text:p>509</text:p>
          </table:table-cell>
        </table:table-row>
        <table:table-row table:style-name="ro1">
          <table:table-cell office:value-type="string">
            <text:p>amostra[58]</text:p>
          </table:table-cell>
          <table:table-cell office:value-type="float" office:value="499">
            <text:p>499</text:p>
          </table:table-cell>
          <table:table-cell table:style-name="ce6" table:formula="of:=(([.B60]*2 + [.B61]*4 + [.B62]*8 + [.B63]*2)/16)" office:value-type="float" office:value="512.125">
            <text:p>512</text:p>
          </table:table-cell>
        </table:table-row>
        <table:table-row table:style-name="ro1">
          <table:table-cell office:value-type="string">
            <text:p>amostra[59]</text:p>
          </table:table-cell>
          <table:table-cell office:value-type="float" office:value="514">
            <text:p>514</text:p>
          </table:table-cell>
          <table:table-cell table:style-name="ce6" table:formula="of:=(([.B61]*2 + [.B62]*4 + [.B63]*8 + [.B64]*2)/16)" office:value-type="float" office:value="514">
            <text:p>514</text:p>
          </table:table-cell>
        </table:table-row>
        <table:table-row table:style-name="ro1">
          <table:table-cell office:value-type="string">
            <text:p>amostra[60]</text:p>
          </table:table-cell>
          <table:table-cell office:value-type="float" office:value="514">
            <text:p>514</text:p>
          </table:table-cell>
          <table:table-cell table:style-name="ce6" table:formula="of:=(([.B62]*2 + [.B63]*4 + [.B64]*8 + [.B65]*2)/16)" office:value-type="float" office:value="514">
            <text:p>514</text:p>
          </table:table-cell>
        </table:table-row>
        <table:table-row table:style-name="ro1">
          <table:table-cell office:value-type="string">
            <text:p>amostra[61]</text:p>
          </table:table-cell>
          <table:table-cell office:value-type="float" office:value="514">
            <text:p>514</text:p>
          </table:table-cell>
          <table:table-cell table:style-name="ce6" table:formula="of:=(([.B63]*2 + [.B64]*4 + [.B65]*8 + [.B66]*2)/16)" office:value-type="float" office:value="449.75">
            <text:p>450</text:p>
          </table:table-cell>
        </table:table-row>
        <table:table-row table:style-name="ro1">
          <table:table-cell office:value-type="string">
            <text:p>amostra[62]</text:p>
          </table:table-cell>
          <table:table-cell office:value-type="float" office:value="514">
            <text:p>514</text:p>
          </table:table-cell>
          <table:table-cell table:style-name="ce6" table:formula="of:=(([.B64]*2 + [.B65]*4 + [.B66]*8 + [.B67]*2)/16)" office:value-type="float" office:value="192.75">
            <text:p>193</text:p>
          </table:table-cell>
        </table:table-row>
        <table:table-row table:style-name="ro1">
          <table:table-cell office:value-type="string">
            <text:p>amostra[63]</text:p>
          </table:table-cell>
          <table:table-cell office:value-type="float" office:value="514">
            <text:p>514</text:p>
          </table:table-cell>
          <table:table-cell table:style-name="ce6" table:formula="of:=(([.B65]*2 + [.B66]*4 + [.B67]*8 + [.B68]*2)/16)" office:value-type="float" office:value="64.25">
            <text:p>64</text:p>
          </table:table-cell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 table:number-rows-repeated="104850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0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 style:data-style-name="N2" text:time-value="0000-00-00T17:04: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viene Cristo</meta:initial-creator>
    <meta:creation-date>2013-03-07T18:28:20</meta:creation-date>
    <dc:date>2013-03-11T17:39:23</dc:date>
    <dc:creator>Flaviene Cristo</dc:creator>
    <meta:editing-duration>PT7M30S</meta:editing-duration>
    <meta:editing-cycles>2</meta:editing-cycles>
    <meta:generator>LibreOffice/4.0.0.3$Linux_X86_64 LibreOffice_project/7545bee9c2a0782548772a21bc84a9dcc583b89</meta:generator>
    <meta:document-statistic meta:table-count="3" meta:cell-count="750" meta:object-count="0"/>
  </office:meta>
</office:document-meta>
</file>